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ans-serif, sans" style:font-family-generic="system"/>
    <style:font-face style:name="Bitstream Charter" svg:font-family="'Bitstream Charter'" style:font-family-generic="roman" style:font-pitch="variable"/>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line-height="135%"/>
      <style:text-properties officeooo:paragraph-rsid="000b6d8d"/>
    </style:style>
    <style:style style:name="P2" style:family="paragraph" style:parent-style-name="Text_20_body">
      <style:paragraph-properties fo:margin-top="0in" fo:margin-bottom="0in" loext:contextual-spacing="false" fo:line-height="135%"/>
      <style:text-properties fo:color="#000000" style:font-name="Bitstream Charter" fo:font-size="11pt" officeooo:paragraph-rsid="000b6d8d" style:font-size-asian="11pt"/>
    </style:style>
    <style:style style:name="P3" style:family="paragraph" style:parent-style-name="Text_20_body">
      <style:paragraph-properties fo:margin-top="0in" fo:margin-bottom="0in" loext:contextual-spacing="false" fo:line-height="135%"/>
      <style:text-properties fo:color="#000000" style:font-name="Bitstream Charter" fo:font-size="11pt" officeooo:paragraph-rsid="000dcecb" style:font-size-asian="11pt"/>
    </style:style>
    <style:style style:name="P4" style:family="paragraph" style:parent-style-name="Text_20_body">
      <style:paragraph-properties fo:margin-top="0in" fo:margin-bottom="0in" loext:contextual-spacing="false" fo:line-height="135%"/>
      <style:text-properties fo:color="#000000" style:font-name="Bitstream Charter" fo:font-size="11pt" fo:language="pl" fo:country="PL" fo:font-weight="bold" officeooo:paragraph-rsid="000b6d8d" style:font-size-asian="11pt" style:font-weight-asian="bold" style:font-weight-complex="bold"/>
    </style:style>
    <style:style style:name="P5" style:family="paragraph" style:parent-style-name="Text_20_body">
      <style:paragraph-properties fo:margin-top="0in" fo:margin-bottom="0in" loext:contextual-spacing="false" fo:line-height="135%"/>
      <style:text-properties fo:color="#000000" style:font-name="Century Schoolbook L" fo:font-size="21pt" officeooo:paragraph-rsid="000b6d8d" style:font-size-asian="21pt"/>
    </style:style>
    <style:style style:name="P6" style:family="paragraph" style:parent-style-name="Text_20_body">
      <style:paragraph-properties fo:margin-top="0in" fo:margin-bottom="0in" loext:contextual-spacing="false" fo:line-height="135%"/>
      <style:text-properties officeooo:paragraph-rsid="000b6d8d"/>
    </style:style>
    <style:style style:name="P7" style:family="paragraph" style:parent-style-name="Text_20_body">
      <style:paragraph-properties fo:margin-top="0in" fo:margin-bottom="0in" loext:contextual-spacing="false" fo:line-height="135%"/>
      <style:text-properties fo:color="#333333" style:font-name="Arial" fo:font-size="11pt" fo:language="pl" fo:country="PL" officeooo:paragraph-rsid="000b6d8d" style:font-size-asian="11pt"/>
    </style:style>
    <style:style style:name="P8" style:family="paragraph" style:parent-style-name="Text_20_body">
      <style:paragraph-properties fo:margin-left="0.5445in" fo:margin-right="0in" fo:margin-top="0in" fo:margin-bottom="0in" loext:contextual-spacing="false" fo:line-height="135%" fo:text-indent="0in" style:auto-text-indent="false">
        <style:tab-stops/>
      </style:paragraph-properties>
      <style:text-properties fo:color="#000000" style:font-name="Bitstream Charter" fo:font-size="11pt" fo:font-weight="bold" officeooo:paragraph-rsid="000b6d8d" style:font-size-asian="11pt" style:font-weight-asian="bold" style:font-weight-complex="bold"/>
    </style:style>
    <style:style style:name="P9" style:family="paragraph" style:parent-style-name="Text_20_body">
      <style:paragraph-properties fo:margin-left="0in" fo:margin-right="0in" fo:margin-top="0in" fo:margin-bottom="0in" loext:contextual-spacing="false" fo:line-height="135%" fo:text-indent="0in" style:auto-text-indent="false">
        <style:tab-stops/>
      </style:paragraph-properties>
      <style:text-properties fo:color="#000000" style:font-name="Bitstream Charter" fo:font-size="11pt" fo:font-weight="bold" officeooo:paragraph-rsid="000b6d8d" style:font-size-asian="11pt" style:font-weight-asian="bold" style:font-weight-complex="bold"/>
    </style:style>
    <style:style style:name="P10" style:family="paragraph" style:parent-style-name="Text_20_body" style:master-page-name="MP0">
      <style:paragraph-properties fo:margin-top="0in" fo:margin-bottom="0in" loext:contextual-spacing="false" fo:line-height="135%" style:page-number="auto" fo:break-before="page"/>
      <style:text-properties fo:color="#000000" style:font-name="Bitstream Charter" fo:font-size="22pt" fo:font-weight="bold" officeooo:paragraph-rsid="000b6d8d" style:font-size-asian="22pt" style:font-weight-asian="bold" style:font-size-complex="22pt" style:font-weight-complex="bold"/>
    </style:style>
    <style:style style:name="P11" style:family="paragraph" style:parent-style-name="Text_20_body" style:list-style-name="L1">
      <style:paragraph-properties fo:margin-top="0in" fo:margin-bottom="0in" loext:contextual-spacing="false" fo:line-height="135%"/>
      <style:text-properties fo:color="#000000" style:font-name="Bitstream Charter" fo:font-size="11pt" fo:font-weight="bold" officeooo:paragraph-rsid="000b6d8d" style:font-size-asian="11pt" style:font-weight-asian="bold" style:font-weight-complex="bold"/>
    </style:style>
    <style:style style:name="P12" style:family="paragraph" style:parent-style-name="Text_20_body" style:list-style-name="L1">
      <style:paragraph-properties fo:margin-top="0in" fo:margin-bottom="0in" loext:contextual-spacing="false" fo:line-height="135%"/>
      <style:text-properties fo:color="#000000" style:font-name="Bitstream Charter" fo:font-size="11pt" officeooo:paragraph-rsid="000b6d8d" style:font-size-asian="11pt"/>
    </style:style>
    <style:style style:name="P13" style:family="paragraph" style:parent-style-name="Text_20_body">
      <style:paragraph-properties fo:margin-top="0in" fo:margin-bottom="0in" loext:contextual-spacing="false" fo:line-height="135%"/>
      <style:text-properties fo:color="#000000" style:font-name="Bitstream Charter" fo:font-size="11pt" officeooo:paragraph-rsid="000f468a" style:font-size-asian="11pt"/>
    </style:style>
    <style:style style:name="P14" style:family="paragraph" style:parent-style-name="Text_20_body">
      <style:paragraph-properties fo:margin-top="0in" fo:margin-bottom="0in" loext:contextual-spacing="false" fo:line-height="135%"/>
      <style:text-properties fo:color="#000000" style:font-name="Bitstream Charter" fo:font-size="11pt" officeooo:rsid="000f468a" officeooo:paragraph-rsid="000f468a" style:font-size-asian="11pt"/>
    </style:style>
    <style:style style:name="P15" style:family="paragraph" style:parent-style-name="Text_20_body">
      <style:paragraph-properties fo:margin-top="0in" fo:margin-bottom="0in" loext:contextual-spacing="false" fo:line-height="135%"/>
      <style:text-properties fo:color="#000000" style:font-name="Bitstream Charter" fo:font-size="11pt" fo:font-weight="normal" officeooo:rsid="000c8012" officeooo:paragraph-rsid="000dcecb" style:font-size-asian="11pt" style:font-weight-asian="normal" style:font-weight-complex="normal"/>
    </style:style>
    <style:style style:name="P16" style:family="paragraph" style:parent-style-name="Text_20_body" style:list-style-name="L1">
      <style:paragraph-properties fo:margin-top="0in" fo:margin-bottom="0in" loext:contextual-spacing="false" fo:line-height="135%"/>
      <style:text-properties officeooo:paragraph-rsid="000b6d8d"/>
    </style:style>
    <style:style style:name="T1" style:family="text">
      <style:text-properties fo:color="#333333" style:font-name="Arial" fo:font-size="11pt" fo:language="pl" fo:country="PL" style:font-size-asian="11pt"/>
    </style:style>
    <style:style style:name="T2" style:family="text">
      <style:text-properties fo:color="#333333" style:font-name="Arial" fo:font-size="11pt" style:font-size-asian="11pt"/>
    </style:style>
    <style:style style:name="T3" style:family="text">
      <style:text-properties fo:color="#000000" style:font-name="Bitstream Charter" fo:font-size="11pt" fo:language="pl" fo:country="PL" style:font-size-asian="11pt"/>
    </style:style>
    <style:style style:name="T4" style:family="text">
      <style:text-properties fo:color="#000000" style:font-name="Bitstream Charter" fo:font-size="11pt" fo:font-weight="bold" style:font-size-asian="11pt" style:font-weight-asian="bold" style:font-weight-complex="bold"/>
    </style:style>
    <style:style style:name="T5" style:family="text">
      <style:text-properties fo:color="#000000" style:font-name="Bitstream Charter" fo:font-size="11pt" style:font-size-asian="11pt"/>
    </style:style>
    <style:style style:name="T6" style:family="text">
      <style:text-properties fo:color="#000000" style:font-name="Bitstream Charter" fo:font-size="11pt" style:text-underline-style="solid" style:text-underline-width="auto" style:text-underline-color="font-color" style:text-underline-mode="continuous" style:text-overline-mode="continuous" style:text-line-through-mode="continuous" style:font-size-asian="11pt"/>
    </style:style>
    <style:style style:name="T7" style:family="text">
      <style:text-properties style:font-name="Bitstream Charter"/>
    </style:style>
    <style:style style:name="T8" style:family="text">
      <style:text-properties officeooo:rsid="002a8a4d"/>
    </style:style>
    <style:style style:name="T9" style:family="text">
      <style:text-properties fo:font-weight="normal" style:font-weight-asian="normal" style:font-weight-complex="normal"/>
    </style:style>
    <style:style style:name="T10" style:family="text">
      <style:text-properties fo:font-weight="normal" officeooo:rsid="000c8012" style:font-weight-asian="normal" style:font-weight-complex="normal"/>
    </style:style>
    <style:style style:name="T11" style:family="text">
      <style:text-properties fo:font-weight="normal" fo:background-color="#ccff00" loext:char-shading-value="0" style:font-weight-asian="normal" style:font-weight-complex="normal"/>
    </style:style>
    <style:style style:name="T12" style:family="text">
      <style:text-properties officeooo:rsid="000c8012"/>
    </style:style>
    <style:style style:name="T13" style:family="text">
      <style:text-properties officeooo:rsid="000dcecb"/>
    </style:style>
    <style:style style:name="T14" style:family="text">
      <style:text-properties officeooo:rsid="000f468a"/>
    </style:style>
    <text:list-style style:name="L1">
      <text:list-level-style-number text:level="1" text:style-name="WW_5f_CharLFO1LVL1" style:num-suffix="." style:num-format="1">
        <style:list-level-properties text:list-level-position-and-space-mode="label-alignment">
          <style:list-level-label-alignment text:label-followed-by="listtab" fo:text-indent="-0.1965in" fo:margin-left="0.4909in"/>
        </style:list-level-properties>
      </text:list-level-style-number>
      <text:list-level-style-number text:level="2" style:num-suffix="." style:num-format="1">
        <style:list-level-properties text:list-level-position-and-space-mode="label-alignment">
          <style:list-level-label-alignment text:label-followed-by="listtab" fo:text-indent="-0.1965in" fo:margin-left="0.9819in"/>
        </style:list-level-properties>
      </text:list-level-style-number>
      <text:list-level-style-number text:level="3" style:num-suffix="." style:num-format="1">
        <style:list-level-properties text:list-level-position-and-space-mode="label-alignment">
          <style:list-level-label-alignment text:label-followed-by="listtab" fo:text-indent="-0.1965in" fo:margin-left="1.4728in"/>
        </style:list-level-properties>
      </text:list-level-style-number>
      <text:list-level-style-number text:level="4" style:num-suffix="." style:num-format="1">
        <style:list-level-properties text:list-level-position-and-space-mode="label-alignment">
          <style:list-level-label-alignment text:label-followed-by="listtab" fo:text-indent="-0.1965in" fo:margin-left="1.9638in"/>
        </style:list-level-properties>
      </text:list-level-style-number>
      <text:list-level-style-number text:level="5" style:num-suffix="." style:num-format="1">
        <style:list-level-properties text:list-level-position-and-space-mode="label-alignment">
          <style:list-level-label-alignment text:label-followed-by="listtab" fo:text-indent="-0.1965in" fo:margin-left="2.4547in"/>
        </style:list-level-properties>
      </text:list-level-style-number>
      <text:list-level-style-number text:level="6" style:num-suffix="." style:num-format="1">
        <style:list-level-properties text:list-level-position-and-space-mode="label-alignment">
          <style:list-level-label-alignment text:label-followed-by="listtab" fo:text-indent="-0.1965in" fo:margin-left="2.9457in"/>
        </style:list-level-properties>
      </text:list-level-style-number>
      <text:list-level-style-number text:level="7" style:num-suffix="." style:num-format="1">
        <style:list-level-properties text:list-level-position-and-space-mode="label-alignment">
          <style:list-level-label-alignment text:label-followed-by="listtab" fo:text-indent="-0.1965in" fo:margin-left="3.4366in"/>
        </style:list-level-properties>
      </text:list-level-style-number>
      <text:list-level-style-number text:level="8" style:num-suffix="." style:num-format="1">
        <style:list-level-properties text:list-level-position-and-space-mode="label-alignment">
          <style:list-level-label-alignment text:label-followed-by="listtab" fo:text-indent="-0.1965in" fo:margin-left="3.928in"/>
        </style:list-level-properties>
      </text:list-level-style-number>
      <text:list-level-style-number text:level="9" style:num-suffix="." style:num-format="1">
        <style:list-level-properties text:list-level-position-and-space-mode="label-alignment">
          <style:list-level-label-alignment text:label-followed-by="listtab" fo:text-indent="-0.1965in" fo:margin-left="4.418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3. Testbed setup</text:p>
      <text:p text:style-name="P5"/>
      <text:list xml:id="list4525073307154551979" text:style-name="L1">
        <text:list-item>
          <text:p text:style-name="P11">Why ns-3 was used ?</text:p>
          <text:list>
            <text:list-item>
              <text:p text:style-name="P12">History of simulation-based research in standard creation.</text:p>
            </text:list-item>
          </text:list>
        </text:list-item>
      </text:list>
      <text:p text:style-name="P6"><text:span text:style-name="Default_20_Paragraph_20_Font"><text:span text:style-name="T1">3.1 raczej krótkie, skupić się na</text:span></text:span><text:span text:style-name="Default_20_Paragraph_20_Font"><text:span text:style-name="T3"><text:line-break/></text:span></text:span><text:span text:style-name="Default_20_Paragraph_20_Font"><text:span text:style-name="T1">- uznaniu ns-3 jako narzędzia do prac badawczych</text:span></text:span><text:span text:style-name="Default_20_Paragraph_20_Font"><text:span text:style-name="T3"><text:line-break/></text:span></text:span><text:span text:style-name="Default_20_Paragraph_20_Font"><text:span text:style-name="T1">- dostępności 11ah (tutaj wymienić jakie feature'y wspiera)</text:span></text:span></text:p>
      <text:list xml:id="list211429988171139" text:continue-numbering="true" text:style-name="L1">
        <text:list-item>
          <text:list>
            <text:list-item>
              <text:p text:style-name="P12">SoA and improvements in ah made using ns-3</text:p>
            </text:list-item>
            <text:list-item>
              <text:p text:style-name="P12">Reliability, Scalability</text:p>
            </text:list-item>
            <text:list-item>
              <text:p text:style-name="P12">Easy to generate a lot of data</text:p>
            </text:list-item>
          </text:list>
        </text:list-item>
        <text:list-item>
          <text:p text:style-name="P11">Scenario &amp; topology choice motivation</text:p>
          <text:list>
            <text:list-item>
              <text:p text:style-name="P12">How scenarios will answer thesis questions ?</text:p>
            </text:list-item>
          </text:list>
        </text:list-item>
      </text:list>
      <text:p text:style-name="P1"><text:span text:style-name="Default_20_Paragraph_20_Font"><text:span text:style-name="T2">Jakie są "thesis questions"?</text:span></text:span></text:p>
      <text:list xml:id="list211429293848149" text:continue-numbering="true" text:style-name="L1">
        <text:list-item>
          <text:list>
            <text:list-item>
              <text:p text:style-name="P12">Need for many scenarios.</text:p>
            </text:list-item>
            <text:list-item>
              <text:p text:style-name="P12">First group of scenarios – focused on Y phenomena ...</text:p>
              <text:list>
                <text:list-item>
                  <text:p text:style-name="P12">Scenario X description + topology ...</text:p>
                </text:list-item>
              </text:list>
            </text:list-item>
          </text:list>
        </text:list-item>
        <text:list-item>
          <text:p text:style-name="P16"><text:span text:style-name="Default_20_Paragraph_20_Font"><text:span text:style-name="T4">Layer-by-layer implementation </text:span></text:span><text:span text:style-name="Default_20_Paragraph_20_Font"><text:span text:style-name="T5">(short) [Merge 3 with 4, opisy konkretne do r2]</text:span></text:span></text:p>
        </text:list-item>
        <text:list-item>
          <text:p text:style-name="P11">What are features characteristic for WiFi HaLow ?</text:p>
          <text:list>
            <text:list-item>
              <text:p text:style-name="P16"><text:span text:style-name="Default_20_Paragraph_20_Font"><text:span text:style-name="T5">Key </text:span></text:span><text:a xlink:type="simple" xlink:href="https://www.researchgate.net/publication/324910418_Extension_of_the_IEEE_80211ah_ns-3_Simulation_Module" office:target-frame-name="_top" xlink:show="replace" text:style-name="Internet_20_link" text:visited-style-name="Visited_20_Internet_20_Link"><text:span text:style-name="Default_20_Paragraph_20_Font"><text:span text:style-name="T7">ns-3 module</text:span></text:span></text:a><text:span text:style-name="Default_20_Paragraph_20_Font"><text:span text:style-name="T6"> </text:span></text:span><text:span text:style-name="Default_20_Paragraph_20_Font"><text:span text:style-name="T5">project group contributions in MAC :</text:span></text:span></text:p>
              <text:list>
                <text:list-item>
                  <text:p text:style-name="P12">Fast Association</text:p>
                </text:list-item>
              </text:list>
            </text:list-item>
          </text:list>
        </text:list-item>
      </text:list>
      <text:p text:style-name="P1"><text:span text:style-name="Default_20_Paragraph_20_Font"><text:span text:style-name="T1">Te opisy przenieść do rozdziału 2.</text:span></text:span></text:p>
      <text:list xml:id="list211427985797647" text:continue-numbering="true" text:style-name="L1">
        <text:list-item>
          <text:list>
            <text:list-item>
              <text:list>
                <text:list-item>
                  <text:p text:style-name="P12">RAW + configuration possibilities (more in SoA chapter)</text:p>
                </text:list-item>
                <text:list-item>
                  <text:p text:style-name="P12">hierarchical TIM segmentation + Target Waking Time scheme</text:p>
                </text:list-item>
                <text:list-item>
                  <text:p text:style-name="P12">Energy Consumption Model</text:p>
                </text:list-item>
                <text:list-item>
                  <text:p text:style-name="P16"><text:span text:style-name="Default_20_Paragraph_20_Font"><text:span text:style-name="T5">Adaptive MCS</text:span></text:span></text:p>
                </text:list-item>
              </text:list>
            </text:list-item>
            <text:list-item>
              <text:p text:style-name="P16"><text:span text:style-name="Default_20_Paragraph_20_Font"><text:span text:style-name="T5">New PPDU formats in Phy, short bandwidths</text:span></text:span></text:p>
            </text:list-item>
            <text:list-item>
              <text:p text:style-name="P16"><text:span text:style-name="Default_20_Paragraph_20_Font"><text:span text:style-name="T5">Implementation of optimization algorithms (by other groups) used in this work</text:span></text:span></text:p>
            </text:list-item>
            <text:list-item>
              <text:p text:style-name="P12">Original contributions</text:p>
            </text:list-item>
          </text:list>
        </text:list-item>
        <text:list-item>
          <text:p text:style-name="P11">Obtaining Results</text:p>
          <text:list>
            <text:list-item>
              <text:p text:style-name="P12">Difficulties with traditional methods of analysis in ah scale.</text:p>
            </text:list-item>
            <text:list-item>
              <text:p text:style-name="P12">Why Big Data approach is favorable (?)</text:p>
            </text:list-item>
            <text:list-item>
              <text:p text:style-name="P12">Statistical Framework</text:p>
            </text:list-item>
            <text:list-item>
              <text:p text:style-name="P12">Creation of data-pipeline</text:p>
            </text:list-item>
            <text:list-item>
              <text:p text:style-name="P12">How statistics were gathered and processed ?</text:p>
            </text:list-item>
            <text:list-item>
              <text:p text:style-name="P12">Data visualisation details</text:p>
            </text:list-item>
          </text:list>
        </text:list-item>
        <text:list-item>
          <text:p text:style-name="P11">Input / Output parameters</text:p>
          <text:list>
            <text:list-item>
              <text:p text:style-name="P12">What is significant ? Why some parameters are fixed and others variable ?</text:p>
            </text:list-item>
            <text:list-item>
              <text:p text:style-name="P12">Which parameters help to achieve scenarios from sub-chapter 2 :</text:p>
              <text:list>
                <text:list-item>
                  <text:p text:style-name="P12">Common parameters</text:p>
                </text:list-item>
                <text:list-item>
                  <text:p text:style-name="P12"><text:soft-page-break/>Scenario Specific parameters</text:p>
                </text:list-item>
              </text:list>
            </text:list-item>
            <text:list-item>
              <text:p text:style-name="P12">Parameters changed by author vs parameters set by algorithms.</text:p>
            </text:list-item>
            <text:list-item>
              <text:p text:style-name="P12">From output data to insight formulation – thesis support</text:p>
            </text:list-item>
          </text:list>
        </text:list-item>
      </text:list>
      <text:p text:style-name="P7">Jeśli przez parametry wyjściowe rozumie Pan wyniki pomiarów, to chyba powinny być w podrozdziale 5 opisane.</text:p>
      <text:p text:style-name="P7"><text:tab/>- W 6.4 chciałem tylko napisać dlaczego dane output pozwalają nam odpowiedzieć na tezę, nie formułować wniosków.</text:p>
      <text:p text:style-name="P4"/>
      <text:p text:style-name="P4"/>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8">3.1.1<text:tab/>Why ns-3 was used ?</text:p>
      <text:p text:style-name="P9"/>
      <text:p text:style-name="P3">Simulation-based research is essential <text:span text:style-name="T8">(in </text:span>standard <text:span text:style-name="T8">development?)</text:span> and WiFi HaLow is no exception to that. It helps engineers to verify correctness of analytic models. Even the most sophisticated simulation is easier to conduct than setting up an actual network (especially with <text:span text:style-name="T8">dense topologies</text:span>). <text:s/>In general the analytic, computational and experimental go hand-in-hand during standard creation. For example the energy usage model in said implementation is formulated with help of real-world measurements of device prototypes. <text:span text:style-name="T11">The main reason why ns-3 is so helpful in dimentioning and improving the standard is that simulations help to evaluate the performance of newly introduced mac mechanisms.</text:span><text:span text:style-name="T9"> </text:span></text:p>
      <text:p text:style-name="P15"/>
      <text:p text:style-name="P15">However the chosen simulator introduces its own limitations and can not perfectly model all of the network behavior. </text:p>
      <text:p text:style-name="P15"/>
      <text:p text:style-name="P3"><text:span text:style-name="T10">Given the right set of abstractions with parameters it can be achieved closely enough with ns-3.</text:span> This discrete event network simulator <text:span text:style-name="T12">consists of </text:span>a library which may be statically or dynamically linked to a C++ main program. <text:span text:style-name="T13">Using this block of </text:span>code simulation conditions and used topology are defined and <text:span text:style-name="T13">finally</text:span> simulat<text:span text:style-name="T13">ion </text:span>is started [<text:span text:style-name="T12">I</text:span>23]. Simulator’s API <text:span text:style-name="T13">is based on a set of key</text:span> abstractions such as node, net device and channel. Net device <text:span text:style-name="T13">implements </text:span>NIC functionality, node <text:span text:style-name="T13">assumes any</text:span> network end station. <text:span text:style-name="T13">C</text:span>hannel is used for modeling <text:span text:style-name="T13">conditions of</text:span> radio communication [23]. <text:span text:style-name="T13">Having an</text:span> extended set of ns-3 libraries, modeling WiFi networks according to IEEE standards is possible. <text:span text:style-name="T13">Other</text:span> building blocks <text:span text:style-name="T13">such as</text:span> IP, dynamic routing, and <text:span text:style-name="T13">infrastructure</text:span> wireless networks for consecutive layer stacking are also provided.</text:p>
      <text:p text:style-name="P2"/>
      <text:p text:style-name="P13">The particular version used in this work was initially developed by Tian et al. <text:span text:style-name="T14">In 2016 [Implementation and Validation of an IEEE 802.11ah Module for ns-3].</text:span> Their implementation of <text:s/>IEEE 802.11ah (Wi-Fi HaLow) protocol is based on NS-3 version 3.23 but many of its modules are updated to 3.25 version to incorporate congestion control fixes for TCP traffic [opis na github].</text:p>
      <text:p text:style-name="P14">In 2018 the proposed module was extended with additional features [Extension of the IEEE 802.11ah ns-3 Simulation Module].</text:p>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Arial" svg:font-family="Arial, sans-serif, sans" style:font-family-generic="system"/>
    <style:font-face style:name="Bitstream Charter" svg:font-family="'Bitstream Charter'" style:font-family-generic="roman" style:font-pitch="variable"/>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WW_5f_CharLFO1LVL1" style:display-name="WW_CharLFO1LVL1" style:family="text">
      <style:text-properties fo:font-weight="bold" style:font-weight-asian="bold"/>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28T11:35:37.618733419</meta:creation-date>
    <dc:date>2019-03-30T20:49:26.740356681</dc:date>
    <meta:editing-duration>PT4H5M6S</meta:editing-duration>
    <meta:editing-cycles>3</meta:editing-cycles>
    <meta:generator>LibreOffice/5.1.6.2$Linux_X86_64 LibreOffice_project/10m0$Build-2</meta:generator>
    <meta:document-statistic meta:table-count="0" meta:image-count="0" meta:object-count="0" meta:page-count="3" meta:paragraph-count="47" meta:word-count="648" meta:character-count="4079" meta:non-whitespace-character-count="3506"/>
  </office:meta>
</office:document-meta>
</file>